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officeooo:rsid="00025a79" officeooo:paragraph-rsid="00025a79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Comic Sans MS" fo:font-size="12pt" style:text-underline-style="solid" style:text-underline-width="auto" style:text-underline-color="font-color" officeooo:rsid="00025a79" officeooo:paragraph-rsid="00025a79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Comic Sans MS" fo:font-size="12pt" style:text-underline-style="none" officeooo:rsid="00025a79" officeooo:paragraph-rsid="00025a79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ittata :</text:p>
      <text:p text:style-name="P1"/>
      <text:p text:style-name="P2">Valeurs nutritionnelles :</text:p>
      <text:p text:style-name="P2"/>
      <text:p text:style-name="P2"/>
      <text:p text:style-name="P2"/>
      <text:p text:style-name="P2"/>
      <text:p text:style-name="P2">Ingrédients :</text:p>
      <text:p text:style-name="P3"/>
      <text:p text:style-name="P3">- 3 œufs</text:p>
      <text:p text:style-name="P3">- 1 C. à S. de farine d’amande</text:p>
      <text:p text:style-name="P3">- 1/2 C. à S. de farine de coco</text:p>
      <text:p text:style-name="P3">- 1 C. à S. de beurre ramolli</text:p>
      <text:p text:style-name="P3">- Édulcorants</text:p>
      <text:p text:style-name="P3">- 1/2 mug de myrtille surgelés</text:p>
      <text:p text:style-name="P3">- 1/2 C. à S. d’huile de TCM</text:p>
      <text:p text:style-name="P3"/>
      <text:p text:style-name="P3">Séparer les blancs des jaunes et battre les blancs en neige.</text:p>
      <text:p text:style-name="P3">Dans un saladier, mélanger les jaunes avec les farines, le beurre et une pointe d’édulcorants.</text:p>
      <text:p text:style-name="P3">Intégrer délicatement les blancs en neige.</text:p>
      <text:p text:style-name="P3">Faire chauffer une poêle adaptée à la cuisson au four à feu moyen avec l’huile TCM et y verser la pâte.</text:p>
      <text:p text:style-name="P3">Lorsque le fond de la pâte commence à précuire, répartir les myrtilles dessus et enfourner à 180 degrés pendant 15 min.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2T14:00:15.063559300</meta:creation-date>
    <dc:date>2025-05-22T14:06:06.263879200</dc:date>
    <meta:editing-duration>PT5M51S</meta:editing-duration>
    <meta:editing-cycles>1</meta:editing-cycles>
    <meta:generator>LibreOffice/25.2.2.2$Windows_X86_64 LibreOffice_project/7370d4be9e3cf6031a51beef54ff3bda878e3fac</meta:generator>
    <meta:print-date>2025-05-28T19:38:56.346241700</meta:print-date>
    <meta:printed-by>Fichiers PDF</meta:printed-by>
    <meta:document-statistic meta:table-count="0" meta:image-count="0" meta:object-count="0" meta:page-count="1" meta:paragraph-count="15" meta:word-count="125" meta:character-count="635" meta:non-whitespace-character-count="525"/>
  </office:meta>
</office:document-meta>
</file>